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7">
            <text:p>0629 <text:s/>10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7">
            <text:p>0629 <text:s/>10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7">
            <text:p>0629 <text:s/>10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8">
            <text:p>0629 <text:s/>10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8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8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9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9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49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1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1">
            <text:p>0629 <text:s/>10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1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2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3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3">
            <text:p>0629 <text:s/>10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3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3">
            <text:p>0629 <text:s/>10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4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5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6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7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7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7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7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8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9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9">
            <text:p>0629 <text:s/>10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9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59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">
            <text:p>0629 <text:s/>102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1">
            <text:p>0629 <text:s/>10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1">
            <text:p>0629 <text:s/>10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1">
            <text:p>0629 <text:s/>10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2">
            <text:p>0629 <text:s/>102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2">
            <text:p>0629 <text:s/>10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9T10:22:12.66">
            <text:p>0629 <text:s/>10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9T10:22:12.66">
            <text:p>2021/6/29 10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9T10:22:12.66">
            <text:p>0629 <text:s/>1022</text:p>
          </table:table-cell>
          <table:table-cell table:style-name="ce7" table:formula="of:=NOW()" office:value-type="date" office:date-value="2021-06-29T10:22:12.66">
            <text:p>0629 <text:s/>10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9T10:22:12.66">
            <text:p>0629 <text:s/>10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6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7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8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9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9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79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1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2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3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3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3">
            <text:p>0629 <text:s/>102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4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5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6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6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7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8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89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1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2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3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3">
            <text:p>0629 <text:s/>10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3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3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5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5">
            <text:p>0629 <text:s/>102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6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7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8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9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9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9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2.99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1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1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1">
            <text:p>0629 <text:s/>102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1">
            <text:p>0629 <text:s/>102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1">
            <text:p>0629 <text:s/>102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2">
            <text:p>0629 <text:s/>102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2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3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4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4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4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4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4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5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5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6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6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6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7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7">
            <text:p>0629 <text:s/>102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8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09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">
            <text:p>0629 <text:s/>102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4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4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4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4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5">
            <text:p>0629 <text:s/>10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7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8">
            <text:p>0629 <text:s/>10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8">
            <text:p>0629 <text:s/>10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8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9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9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19">
            <text:p>0629 <text:s/>10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1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9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1" office:value-type="string" table:number-columns-spanned="2" table:number-rows-spanned="1">
            <text:p>ここに穴があります。危ないです。板を置き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2">
            <text:p>0629 <text:s/>102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1" office:value-type="string" table:number-columns-spanned="2" table:number-rows-spanned="1">
            <text:p>病院に行きます。救急車を呼び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2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1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2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2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2">
            <text:p>0629 <text:s/>10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8.39">
            <text:p>0629 <text:s/>10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1" office:value-type="string">
            <text:p>a'thaamini</text:p>
          </table:table-cell>
          <table:table-cell table:style-name="ce21" office:value-type="string">
            <text:p>it was monday, the twenty-eigh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8.3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8.3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9">
            <text:p>14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8.3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0">
            <text:p>15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1">
            <text:p>15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3">
            <text:p>15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4">
            <text:p>15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5">
            <text:p>15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6">
            <text:p>15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7">
            <text:p>15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9.2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9.29">
            <text:p>0629 <text:s/>10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9T10:22:09.29">
            <text:p>0629 <text:s/>1022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9T10:22:09.29">
            <text:p>0629 <text:s/>10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9T10:22:13.23">
            <text:p>0629 <text:s/>1022</text:p>
          </table:table-cell>
          <table:table-cell table:style-name="ce7" table:formula="of:=NOW()" office:value-type="date" office:date-value="2021-06-29T10:22:13.23">
            <text:p>0629 <text:s/>10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9T10:22:13.23">
            <text:p>0629 <text:s/>102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10:2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9T10:22:11.61</dc:date>
    <dc:creator>iwabuchi ken</dc:creator>
    <meta:editing-duration>P4DT3H57M24S</meta:editing-duration>
    <meta:editing-cycles>596</meta:editing-cycles>
    <meta:generator>OpenOffice/4.1.3$Win32 OpenOffice.org_project/413m1$Build-9783</meta:generator>
    <meta:document-statistic meta:table-count="2" meta:cell-count="1346" meta:object-count="0"/>
  </office:meta>
</office:document-meta>
</file>